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1" style:apply-style-name="Bad" style:base-cell-address="Sheet1.B2"/>
      <style:map style:condition="cell-content()=0" style:apply-style-name="Good" style:base-cell-address="Sheet1.B2"/>
    </style:style>
    <style:style style:name="ce3" style:family="table-cell" style:parent-style-name="Default">
      <style:map style:condition="cell-content()=1" style:apply-style-name="Bad" style:base-cell-address="Sheet1.B2"/>
      <style:map style:condition="cell-content()=0" style:apply-style-name="Goo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5" table:default-cell-style-name="Default"/>
        <table:table-column table:style-name="co2" table:number-columns-repeated="1008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CB</text:p>
          </table:table-cell>
          <table:table-cell table:style-name="ce1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OFFSET([.$B$2];COLUMN([.C2])-COLUMN([.$B$2]);ROW([.C2]) - ROW([.$B$2]);1)" office:value-type="float" office:value="1" calcext:value-type="float">
            <text:p>1</text:p>
          </table:table-cell>
          <table:table-cell table:style-name="ce2" table:formula="of:=OFFSET([.$B$2];COLUMN([.D2])-COLUMN([.$B$2]);ROW([.D2]) - ROW([.$B$2]);1)" office:value-type="float" office:value="0" calcext:value-type="float">
            <text:p>0</text:p>
          </table:table-cell>
          <table:table-cell table:style-name="ce2" table:formula="of:=OFFSET([.$B$2];COLUMN([.E2])-COLUMN([.$B$2]);ROW([.E2]) - ROW([.$B$2]);1)" office:value-type="float" office:value="0" calcext:value-type="float">
            <text:p>0</text:p>
          </table:table-cell>
          <table:table-cell table:style-name="ce2" table:formula="of:=OFFSET([.$B$2];COLUMN([.F2])-COLUMN([.$B$2]);ROW([.F2]) - ROW([.$B$2]);1)" office:value-type="float" office:value="1" calcext:value-type="float">
            <text:p>1</text:p>
          </table:table-cell>
          <table:table-cell table:style-name="ce2" table:formula="of:=OFFSET([.$B$2];COLUMN([.G2])-COLUMN([.$B$2]);ROW([.G2]) - ROW([.$B$2]);1)" office:value-type="float" office:value="1" calcext:value-type="float">
            <text:p>1</text:p>
          </table:table-cell>
          <table:table-cell table:style-name="ce2" table:formula="of:=OFFSET([.$B$2];COLUMN([.H2])-COLUMN([.$B$2]);ROW([.H2]) - ROW([.$B$2]);1)" office:value-type="float" office:value="0" calcext:value-type="float">
            <text:p>0</text:p>
          </table:table-cell>
          <table:table-cell table:style-name="ce2" table:formula="of:=OFFSET([.$B$2];COLUMN([.I2])-COLUMN([.$B$2]);ROW([.I2]) - ROW([.$B$2]);1)" office:value-type="float" office:value="0" calcext:value-type="float">
            <text:p>0</text:p>
          </table:table-cell>
          <table:table-cell table:style-name="ce2" table:formula="of:=OFFSET([.$B$2];COLUMN([.J2])-COLUMN([.$B$2]);ROW([.J2]) - ROW([.$B$2]);1)" office:value-type="float" office:value="0" calcext:value-type="float">
            <text:p>0</text:p>
          </table:table-cell>
          <table:table-cell table:style-name="ce2" table:formula="of:=OFFSET([.$B$2];COLUMN([.K2])-COLUMN([.$B$2]);ROW([.K2]) - ROW([.$B$2]);1)" office:value-type="float" office:value="0" calcext:value-type="float">
            <text:p>0</text:p>
          </table:table-cell>
          <table:table-cell table:style-name="ce2" table:formula="of:=OFFSET([.$B$2];COLUMN([.L2])-COLUMN([.$B$2]);ROW([.L2]) - ROW([.$B$2]);1)" office:value-type="float" office:value="0" calcext:value-type="float">
            <text:p>0</text:p>
          </table:table-cell>
          <table:table-cell table:style-name="ce2" table:formula="of:=OFFSET([.$B$2];COLUMN([.M2])-COLUMN([.$B$2]);ROW([.M2]) - ROW([.$B$2]);1)" office:value-type="float" office:value="0" calcext:value-type="float">
            <text:p>0</text:p>
          </table:table-cell>
          <table:table-cell table:style-name="ce2" table:formula="of:=OFFSET([.$B$2];COLUMN([.N2])-COLUMN([.$B$2]);ROW([.N2]) - ROW([.$B$2]);1)" office:value-type="float" office:value="0" calcext:value-type="float">
            <text:p>0</text:p>
          </table:table-cell>
          <table:table-cell table:style-name="ce2" table:formula="of:=OFFSET([.$B$2];COLUMN([.O2])-COLUMN([.$B$2]);ROW([.O2]) - ROW([.$B$2]);1)" office:value-type="float" office:value="1" calcext:value-type="float">
            <text:p>1</text:p>
          </table:table-cell>
          <table:table-cell table:style-name="ce2" table:formula="of:=OFFSET([.$B$2];COLUMN([.P2])-COLUMN([.$B$2]);ROW([.P2]) - ROW([.$B$2]);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OFFSET([.$B$2];COLUMN([.D3])-COLUMN([.$B$2]);ROW([.D3]) - ROW([.$B$2]);1)" office:value-type="float" office:value="1" calcext:value-type="float">
            <text:p>1</text:p>
          </table:table-cell>
          <table:table-cell table:style-name="ce2" table:formula="of:=OFFSET([.$B$2];COLUMN([.E3])-COLUMN([.$B$2]);ROW([.E3]) - ROW([.$B$2]);1)" office:value-type="float" office:value="0" calcext:value-type="float">
            <text:p>0</text:p>
          </table:table-cell>
          <table:table-cell table:style-name="ce2" table:formula="of:=OFFSET([.$B$2];COLUMN([.F3])-COLUMN([.$B$2]);ROW([.F3]) - ROW([.$B$2]);1)" office:value-type="float" office:value="1" calcext:value-type="float">
            <text:p>1</text:p>
          </table:table-cell>
          <table:table-cell table:style-name="ce2" table:formula="of:=OFFSET([.$B$2];COLUMN([.G3])-COLUMN([.$B$2]);ROW([.G3]) - ROW([.$B$2]);1)" office:value-type="float" office:value="1" calcext:value-type="float">
            <text:p>1</text:p>
          </table:table-cell>
          <table:table-cell table:style-name="ce2" table:formula="of:=OFFSET([.$B$2];COLUMN([.H3])-COLUMN([.$B$2]);ROW([.H3]) - ROW([.$B$2]);1)" office:value-type="float" office:value="1" calcext:value-type="float">
            <text:p>1</text:p>
          </table:table-cell>
          <table:table-cell table:style-name="ce2" table:formula="of:=OFFSET([.$B$2];COLUMN([.I3])-COLUMN([.$B$2]);ROW([.I3]) - ROW([.$B$2]);1)" office:value-type="float" office:value="0" calcext:value-type="float">
            <text:p>0</text:p>
          </table:table-cell>
          <table:table-cell table:style-name="ce2" table:formula="of:=OFFSET([.$B$2];COLUMN([.J3])-COLUMN([.$B$2]);ROW([.J3]) - ROW([.$B$2]);1)" office:value-type="float" office:value="0" calcext:value-type="float">
            <text:p>0</text:p>
          </table:table-cell>
          <table:table-cell table:style-name="ce2" table:formula="of:=OFFSET([.$B$2];COLUMN([.K3])-COLUMN([.$B$2]);ROW([.K3]) - ROW([.$B$2]);1)" office:value-type="float" office:value="0" calcext:value-type="float">
            <text:p>0</text:p>
          </table:table-cell>
          <table:table-cell table:style-name="ce2" table:formula="of:=OFFSET([.$B$2];COLUMN([.L3])-COLUMN([.$B$2]);ROW([.L3]) - ROW([.$B$2]);1)" office:value-type="float" office:value="0" calcext:value-type="float">
            <text:p>0</text:p>
          </table:table-cell>
          <table:table-cell table:style-name="ce2" table:formula="of:=OFFSET([.$B$2];COLUMN([.M3])-COLUMN([.$B$2]);ROW([.M3]) - ROW([.$B$2]);1)" office:value-type="float" office:value="0" calcext:value-type="float">
            <text:p>0</text:p>
          </table:table-cell>
          <table:table-cell table:style-name="ce2" table:formula="of:=OFFSET([.$B$2];COLUMN([.N3])-COLUMN([.$B$2]);ROW([.N3]) - ROW([.$B$2]);1)" office:value-type="float" office:value="0" calcext:value-type="float">
            <text:p>0</text:p>
          </table:table-cell>
          <table:table-cell table:style-name="ce2" table:formula="of:=OFFSET([.$B$2];COLUMN([.O3])-COLUMN([.$B$2]);ROW([.O3]) - ROW([.$B$2]);1)" office:value-type="float" office:value="1" calcext:value-type="float">
            <text:p>1</text:p>
          </table:table-cell>
          <table:table-cell table:style-name="ce2" table:formula="of:=OFFSET([.$B$2];COLUMN([.P3])-COLUMN([.$B$2]);ROW([.P3]) - ROW([.$B$2]);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OFFSET([.$B$2];COLUMN([.E4])-COLUMN([.$B$2]);ROW([.E4]) - ROW([.$B$2]);1)" office:value-type="float" office:value="1" calcext:value-type="float">
            <text:p>1</text:p>
          </table:table-cell>
          <table:table-cell table:style-name="ce2" table:formula="of:=OFFSET([.$B$2];COLUMN([.F4])-COLUMN([.$B$2]);ROW([.F4]) - ROW([.$B$2]);1)" office:value-type="float" office:value="0" calcext:value-type="float">
            <text:p>0</text:p>
          </table:table-cell>
          <table:table-cell table:style-name="ce2" table:formula="of:=OFFSET([.$B$2];COLUMN([.G4])-COLUMN([.$B$2]);ROW([.G4]) - ROW([.$B$2]);1)" office:value-type="float" office:value="1" calcext:value-type="float">
            <text:p>1</text:p>
          </table:table-cell>
          <table:table-cell table:style-name="ce2" table:formula="of:=OFFSET([.$B$2];COLUMN([.H4])-COLUMN([.$B$2]);ROW([.H4]) - ROW([.$B$2]);1)" office:value-type="float" office:value="1" calcext:value-type="float">
            <text:p>1</text:p>
          </table:table-cell>
          <table:table-cell table:style-name="ce2" table:formula="of:=OFFSET([.$B$2];COLUMN([.I4])-COLUMN([.$B$2]);ROW([.I4]) - ROW([.$B$2]);1)" office:value-type="float" office:value="1" calcext:value-type="float">
            <text:p>1</text:p>
          </table:table-cell>
          <table:table-cell table:style-name="ce2" table:formula="of:=OFFSET([.$B$2];COLUMN([.J4])-COLUMN([.$B$2]);ROW([.J4]) - ROW([.$B$2]);1)" office:value-type="float" office:value="0" calcext:value-type="float">
            <text:p>0</text:p>
          </table:table-cell>
          <table:table-cell table:style-name="ce2" table:formula="of:=OFFSET([.$B$2];COLUMN([.K4])-COLUMN([.$B$2]);ROW([.K4]) - ROW([.$B$2]);1)" office:value-type="float" office:value="0" calcext:value-type="float">
            <text:p>0</text:p>
          </table:table-cell>
          <table:table-cell table:style-name="ce2" table:formula="of:=OFFSET([.$B$2];COLUMN([.L4])-COLUMN([.$B$2]);ROW([.L4]) - ROW([.$B$2]);1)" office:value-type="float" office:value="0" calcext:value-type="float">
            <text:p>0</text:p>
          </table:table-cell>
          <table:table-cell table:style-name="ce2" table:formula="of:=OFFSET([.$B$2];COLUMN([.M4])-COLUMN([.$B$2]);ROW([.M4]) - ROW([.$B$2]);1)" office:value-type="float" office:value="0" calcext:value-type="float">
            <text:p>0</text:p>
          </table:table-cell>
          <table:table-cell table:style-name="ce2" table:formula="of:=OFFSET([.$B$2];COLUMN([.N4])-COLUMN([.$B$2]);ROW([.N4]) - ROW([.$B$2]);1)" office:value-type="float" office:value="0" calcext:value-type="float">
            <text:p>0</text:p>
          </table:table-cell>
          <table:table-cell table:style-name="ce2" table:formula="of:=OFFSET([.$B$2];COLUMN([.O4])-COLUMN([.$B$2]);ROW([.O4]) - ROW([.$B$2]);1)" office:value-type="float" office:value="0" calcext:value-type="float">
            <text:p>0</text:p>
          </table:table-cell>
          <table:table-cell table:style-name="ce2" table:formula="of:=OFFSET([.$B$2];COLUMN([.P4])-COLUMN([.$B$2]);ROW([.P4]) - ROW([.$B$2]);1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OFFSET([.$B$2];COLUMN([.F5])-COLUMN([.$B$2]);ROW([.F5]) - ROW([.$B$2]);1)" office:value-type="float" office:value="0" calcext:value-type="float">
            <text:p>0</text:p>
          </table:table-cell>
          <table:table-cell table:style-name="ce2" table:formula="of:=OFFSET([.$B$2];COLUMN([.G5])-COLUMN([.$B$2]);ROW([.G5]) - ROW([.$B$2]);1)" office:value-type="float" office:value="0" calcext:value-type="float">
            <text:p>0</text:p>
          </table:table-cell>
          <table:table-cell table:style-name="ce2" table:formula="of:=OFFSET([.$B$2];COLUMN([.H5])-COLUMN([.$B$2]);ROW([.H5]) - ROW([.$B$2]);1)" office:value-type="float" office:value="1" calcext:value-type="float">
            <text:p>1</text:p>
          </table:table-cell>
          <table:table-cell table:style-name="ce2" table:formula="of:=OFFSET([.$B$2];COLUMN([.I5])-COLUMN([.$B$2]);ROW([.I5]) - ROW([.$B$2]);1)" office:value-type="float" office:value="1" calcext:value-type="float">
            <text:p>1</text:p>
          </table:table-cell>
          <table:table-cell table:style-name="ce2" table:formula="of:=OFFSET([.$B$2];COLUMN([.J5])-COLUMN([.$B$2]);ROW([.J5]) - ROW([.$B$2]);1)" office:value-type="float" office:value="0" calcext:value-type="float">
            <text:p>0</text:p>
          </table:table-cell>
          <table:table-cell table:style-name="ce2" table:formula="of:=OFFSET([.$B$2];COLUMN([.K5])-COLUMN([.$B$2]);ROW([.K5]) - ROW([.$B$2]);1)" office:value-type="float" office:value="0" calcext:value-type="float">
            <text:p>0</text:p>
          </table:table-cell>
          <table:table-cell table:style-name="ce2" table:formula="of:=OFFSET([.$B$2];COLUMN([.L5])-COLUMN([.$B$2]);ROW([.L5]) - ROW([.$B$2]);1)" office:value-type="float" office:value="0" calcext:value-type="float">
            <text:p>0</text:p>
          </table:table-cell>
          <table:table-cell table:style-name="ce2" table:formula="of:=OFFSET([.$B$2];COLUMN([.M5])-COLUMN([.$B$2]);ROW([.M5]) - ROW([.$B$2]);1)" office:value-type="float" office:value="0" calcext:value-type="float">
            <text:p>0</text:p>
          </table:table-cell>
          <table:table-cell table:style-name="ce2" table:formula="of:=OFFSET([.$B$2];COLUMN([.N5])-COLUMN([.$B$2]);ROW([.N5]) - ROW([.$B$2]);1)" office:value-type="float" office:value="0" calcext:value-type="float">
            <text:p>0</text:p>
          </table:table-cell>
          <table:table-cell table:style-name="ce2" table:formula="of:=OFFSET([.$B$2];COLUMN([.O5])-COLUMN([.$B$2]);ROW([.O5]) - ROW([.$B$2]);1)" office:value-type="float" office:value="0" calcext:value-type="float">
            <text:p>0</text:p>
          </table:table-cell>
          <table:table-cell table:style-name="ce2" table:formula="of:=OFFSET([.$B$2];COLUMN([.P5])-COLUMN([.$B$2]);ROW([.P5]) - ROW([.$B$2]);1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OFFSET([.$B$2];COLUMN([.G6])-COLUMN([.$B$2]);ROW([.G6]) - ROW([.$B$2]);1)" office:value-type="float" office:value="1" calcext:value-type="float">
            <text:p>1</text:p>
          </table:table-cell>
          <table:table-cell table:style-name="ce2" table:formula="of:=OFFSET([.$B$2];COLUMN([.H6])-COLUMN([.$B$2]);ROW([.H6]) - ROW([.$B$2]);1)" office:value-type="float" office:value="0" calcext:value-type="float">
            <text:p>0</text:p>
          </table:table-cell>
          <table:table-cell table:style-name="ce2" table:formula="of:=OFFSET([.$B$2];COLUMN([.I6])-COLUMN([.$B$2]);ROW([.I6]) - ROW([.$B$2]);1)" office:value-type="float" office:value="0" calcext:value-type="float">
            <text:p>0</text:p>
          </table:table-cell>
          <table:table-cell table:style-name="ce2" table:formula="of:=OFFSET([.$B$2];COLUMN([.J6])-COLUMN([.$B$2]);ROW([.J6]) - ROW([.$B$2]);1)" office:value-type="float" office:value="1" calcext:value-type="float">
            <text:p>1</text:p>
          </table:table-cell>
          <table:table-cell table:style-name="ce2" table:formula="of:=OFFSET([.$B$2];COLUMN([.K6])-COLUMN([.$B$2]);ROW([.K6]) - ROW([.$B$2]);1)" office:value-type="float" office:value="1" calcext:value-type="float">
            <text:p>1</text:p>
          </table:table-cell>
          <table:table-cell table:style-name="ce2" table:formula="of:=OFFSET([.$B$2];COLUMN([.L6])-COLUMN([.$B$2]);ROW([.L6]) - ROW([.$B$2]);1)" office:value-type="float" office:value="0" calcext:value-type="float">
            <text:p>0</text:p>
          </table:table-cell>
          <table:table-cell table:style-name="ce2" table:formula="of:=OFFSET([.$B$2];COLUMN([.M6])-COLUMN([.$B$2]);ROW([.M6]) - ROW([.$B$2]);1)" office:value-type="float" office:value="0" calcext:value-type="float">
            <text:p>0</text:p>
          </table:table-cell>
          <table:table-cell table:style-name="ce2" table:formula="of:=OFFSET([.$B$2];COLUMN([.N6])-COLUMN([.$B$2]);ROW([.N6]) - ROW([.$B$2]);1)" office:value-type="float" office:value="0" calcext:value-type="float">
            <text:p>0</text:p>
          </table:table-cell>
          <table:table-cell table:style-name="ce2" table:formula="of:=OFFSET([.$B$2];COLUMN([.O6])-COLUMN([.$B$2]);ROW([.O6]) - ROW([.$B$2]);1)" office:value-type="float" office:value="0" calcext:value-type="float">
            <text:p>0</text:p>
          </table:table-cell>
          <table:table-cell table:style-name="ce2" table:formula="of:=OFFSET([.$B$2];COLUMN([.P6])-COLUMN([.$B$2]);ROW([.P6]) - ROW([.$B$2]);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OFFSET([.$B$2];COLUMN([.H7])-COLUMN([.$B$2]);ROW([.H7]) - ROW([.$B$2]);1)" office:value-type="float" office:value="1" calcext:value-type="float">
            <text:p>1</text:p>
          </table:table-cell>
          <table:table-cell table:style-name="ce2" table:formula="of:=OFFSET([.$B$2];COLUMN([.I7])-COLUMN([.$B$2]);ROW([.I7]) - ROW([.$B$2]);1)" office:value-type="float" office:value="0" calcext:value-type="float">
            <text:p>0</text:p>
          </table:table-cell>
          <table:table-cell table:style-name="ce2" table:formula="of:=OFFSET([.$B$2];COLUMN([.J7])-COLUMN([.$B$2]);ROW([.J7]) - ROW([.$B$2]);1)" office:value-type="float" office:value="1" calcext:value-type="float">
            <text:p>1</text:p>
          </table:table-cell>
          <table:table-cell table:style-name="ce2" table:formula="of:=OFFSET([.$B$2];COLUMN([.K7])-COLUMN([.$B$2]);ROW([.K7]) - ROW([.$B$2]);1)" office:value-type="float" office:value="1" calcext:value-type="float">
            <text:p>1</text:p>
          </table:table-cell>
          <table:table-cell table:style-name="ce2" table:formula="of:=OFFSET([.$B$2];COLUMN([.L7])-COLUMN([.$B$2]);ROW([.L7]) - ROW([.$B$2]);1)" office:value-type="float" office:value="1" calcext:value-type="float">
            <text:p>1</text:p>
          </table:table-cell>
          <table:table-cell table:style-name="ce2" table:formula="of:=OFFSET([.$B$2];COLUMN([.M7])-COLUMN([.$B$2]);ROW([.M7]) - ROW([.$B$2]);1)" office:value-type="float" office:value="0" calcext:value-type="float">
            <text:p>0</text:p>
          </table:table-cell>
          <table:table-cell table:style-name="ce2" table:formula="of:=OFFSET([.$B$2];COLUMN([.N7])-COLUMN([.$B$2]);ROW([.N7]) - ROW([.$B$2]);1)" office:value-type="float" office:value="0" calcext:value-type="float">
            <text:p>0</text:p>
          </table:table-cell>
          <table:table-cell table:style-name="ce2" table:formula="of:=OFFSET([.$B$2];COLUMN([.O7])-COLUMN([.$B$2]);ROW([.O7]) - ROW([.$B$2]);1)" office:value-type="float" office:value="0" calcext:value-type="float">
            <text:p>0</text:p>
          </table:table-cell>
          <table:table-cell table:style-name="ce2" table:formula="of:=OFFSET([.$B$2];COLUMN([.P7])-COLUMN([.$B$2]);ROW([.P7]) - ROW([.$B$2]);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OFFSET([.$B$2];COLUMN([.I8])-COLUMN([.$B$2]);ROW([.I8]) - ROW([.$B$2]);1)" office:value-type="float" office:value="1" calcext:value-type="float">
            <text:p>1</text:p>
          </table:table-cell>
          <table:table-cell table:style-name="ce2" table:formula="of:=OFFSET([.$B$2];COLUMN([.J8])-COLUMN([.$B$2]);ROW([.J8]) - ROW([.$B$2]);1)" office:value-type="float" office:value="0" calcext:value-type="float">
            <text:p>0</text:p>
          </table:table-cell>
          <table:table-cell table:style-name="ce2" table:formula="of:=OFFSET([.$B$2];COLUMN([.K8])-COLUMN([.$B$2]);ROW([.K8]) - ROW([.$B$2]);1)" office:value-type="float" office:value="1" calcext:value-type="float">
            <text:p>1</text:p>
          </table:table-cell>
          <table:table-cell table:style-name="ce2" table:formula="of:=OFFSET([.$B$2];COLUMN([.L8])-COLUMN([.$B$2]);ROW([.L8]) - ROW([.$B$2]);1)" office:value-type="float" office:value="1" calcext:value-type="float">
            <text:p>1</text:p>
          </table:table-cell>
          <table:table-cell table:style-name="ce2" table:formula="of:=OFFSET([.$B$2];COLUMN([.M8])-COLUMN([.$B$2]);ROW([.M8]) - ROW([.$B$2]);1)" office:value-type="float" office:value="1" calcext:value-type="float">
            <text:p>1</text:p>
          </table:table-cell>
          <table:table-cell table:style-name="ce2" table:formula="of:=OFFSET([.$B$2];COLUMN([.N8])-COLUMN([.$B$2]);ROW([.N8]) - ROW([.$B$2]);1)" office:value-type="float" office:value="0" calcext:value-type="float">
            <text:p>0</text:p>
          </table:table-cell>
          <table:table-cell table:style-name="ce2" table:formula="of:=OFFSET([.$B$2];COLUMN([.O8])-COLUMN([.$B$2]);ROW([.O8]) - ROW([.$B$2]);1)" office:value-type="float" office:value="0" calcext:value-type="float">
            <text:p>0</text:p>
          </table:table-cell>
          <table:table-cell table:style-name="ce2" table:formula="of:=OFFSET([.$B$2];COLUMN([.P8])-COLUMN([.$B$2]);ROW([.P8]) - ROW([.$B$2]);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OFFSET([.$B$2];COLUMN([.J9])-COLUMN([.$B$2]);ROW([.J9]) - ROW([.$B$2]);1)" office:value-type="float" office:value="0" calcext:value-type="float">
            <text:p>0</text:p>
          </table:table-cell>
          <table:table-cell table:style-name="ce2" table:formula="of:=OFFSET([.$B$2];COLUMN([.K9])-COLUMN([.$B$2]);ROW([.K9]) - ROW([.$B$2]);1)" office:value-type="float" office:value="0" calcext:value-type="float">
            <text:p>0</text:p>
          </table:table-cell>
          <table:table-cell table:style-name="ce2" table:formula="of:=OFFSET([.$B$2];COLUMN([.L9])-COLUMN([.$B$2]);ROW([.L9]) - ROW([.$B$2]);1)" office:value-type="float" office:value="1" calcext:value-type="float">
            <text:p>1</text:p>
          </table:table-cell>
          <table:table-cell table:style-name="ce2" table:formula="of:=OFFSET([.$B$2];COLUMN([.M9])-COLUMN([.$B$2]);ROW([.M9]) - ROW([.$B$2]);1)" office:value-type="float" office:value="1" calcext:value-type="float">
            <text:p>1</text:p>
          </table:table-cell>
          <table:table-cell table:style-name="ce2" table:formula="of:=OFFSET([.$B$2];COLUMN([.N9])-COLUMN([.$B$2]);ROW([.N9]) - ROW([.$B$2]);1)" office:value-type="float" office:value="0" calcext:value-type="float">
            <text:p>0</text:p>
          </table:table-cell>
          <table:table-cell table:style-name="ce2" table:formula="of:=OFFSET([.$B$2];COLUMN([.O9])-COLUMN([.$B$2]);ROW([.O9]) - ROW([.$B$2]);1)" office:value-type="float" office:value="0" calcext:value-type="float">
            <text:p>0</text:p>
          </table:table-cell>
          <table:table-cell table:style-name="ce2" table:formula="of:=OFFSET([.$B$2];COLUMN([.P9])-COLUMN([.$B$2]);ROW([.P9]) - ROW([.$B$2]);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OFFSET([.$B$2];COLUMN([.K10])-COLUMN([.$B$2]);ROW([.K10]) - ROW([.$B$2]);1)" office:value-type="float" office:value="1" calcext:value-type="float">
            <text:p>1</text:p>
          </table:table-cell>
          <table:table-cell table:style-name="ce2" table:formula="of:=OFFSET([.$B$2];COLUMN([.L10])-COLUMN([.$B$2]);ROW([.L10]) - ROW([.$B$2]);1)" office:value-type="float" office:value="0" calcext:value-type="float">
            <text:p>0</text:p>
          </table:table-cell>
          <table:table-cell table:style-name="ce2" table:formula="of:=OFFSET([.$B$2];COLUMN([.M10])-COLUMN([.$B$2]);ROW([.M10]) - ROW([.$B$2]);1)" office:value-type="float" office:value="0" calcext:value-type="float">
            <text:p>0</text:p>
          </table:table-cell>
          <table:table-cell table:style-name="ce2" table:formula="of:=OFFSET([.$B$2];COLUMN([.N10])-COLUMN([.$B$2]);ROW([.N10]) - ROW([.$B$2]);1)" office:value-type="float" office:value="0" calcext:value-type="float">
            <text:p>0</text:p>
          </table:table-cell>
          <table:table-cell table:style-name="ce2" table:formula="of:=OFFSET([.$B$2];COLUMN([.O10])-COLUMN([.$B$2]);ROW([.O10]) - ROW([.$B$2]);1)" office:value-type="float" office:value="0" calcext:value-type="float">
            <text:p>0</text:p>
          </table:table-cell>
          <table:table-cell table:style-name="ce2" table:formula="of:=OFFSET([.$B$2];COLUMN([.P10])-COLUMN([.$B$2]);ROW([.P10]) - ROW([.$B$2]);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OFFSET([.$B$2];COLUMN([.L11])-COLUMN([.$B$2]);ROW([.L11]) - ROW([.$B$2]);1)" office:value-type="float" office:value="1" calcext:value-type="float">
            <text:p>1</text:p>
          </table:table-cell>
          <table:table-cell table:style-name="ce2" table:formula="of:=OFFSET([.$B$2];COLUMN([.M11])-COLUMN([.$B$2]);ROW([.M11]) - ROW([.$B$2]);1)" office:value-type="float" office:value="0" calcext:value-type="float">
            <text:p>0</text:p>
          </table:table-cell>
          <table:table-cell table:style-name="ce2" table:formula="of:=OFFSET([.$B$2];COLUMN([.N11])-COLUMN([.$B$2]);ROW([.N11]) - ROW([.$B$2]);1)" office:value-type="float" office:value="0" calcext:value-type="float">
            <text:p>0</text:p>
          </table:table-cell>
          <table:table-cell table:style-name="ce2" table:formula="of:=OFFSET([.$B$2];COLUMN([.O11])-COLUMN([.$B$2]);ROW([.O11]) - ROW([.$B$2]);1)" office:value-type="float" office:value="0" calcext:value-type="float">
            <text:p>0</text:p>
          </table:table-cell>
          <table:table-cell table:style-name="ce2" table:formula="of:=OFFSET([.$B$2];COLUMN([.P11])-COLUMN([.$B$2]);ROW([.P11]) - ROW([.$B$2]);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OFFSET([.$B$2];COLUMN([.M12])-COLUMN([.$B$2]);ROW([.M12]) - ROW([.$B$2]);1)" office:value-type="float" office:value="1" calcext:value-type="float">
            <text:p>1</text:p>
          </table:table-cell>
          <table:table-cell table:style-name="ce2" table:formula="of:=OFFSET([.$B$2];COLUMN([.N12])-COLUMN([.$B$2]);ROW([.N12]) - ROW([.$B$2]);1)" office:value-type="float" office:value="1" calcext:value-type="float">
            <text:p>1</text:p>
          </table:table-cell>
          <table:table-cell table:style-name="ce2" table:formula="of:=OFFSET([.$B$2];COLUMN([.O12])-COLUMN([.$B$2]);ROW([.O12]) - ROW([.$B$2]);1)" office:value-type="float" office:value="0" calcext:value-type="float">
            <text:p>0</text:p>
          </table:table-cell>
          <table:table-cell table:style-name="ce2" table:formula="of:=OFFSET([.$B$2];COLUMN([.P12])-COLUMN([.$B$2]);ROW([.P12]) - ROW([.$B$2]);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OFFSET([.$B$2];COLUMN([.N13])-COLUMN([.$B$2]);ROW([.N13]) - ROW([.$B$2]);1)" office:value-type="float" office:value="1" calcext:value-type="float">
            <text:p>1</text:p>
          </table:table-cell>
          <table:table-cell table:style-name="ce2" table:formula="of:=OFFSET([.$B$2];COLUMN([.O13])-COLUMN([.$B$2]);ROW([.O13]) - ROW([.$B$2]);1)" office:value-type="float" office:value="0" calcext:value-type="float">
            <text:p>0</text:p>
          </table:table-cell>
          <table:table-cell table:style-name="ce2" table:formula="of:=OFFSET([.$B$2];COLUMN([.P13])-COLUMN([.$B$2]);ROW([.P13]) - ROW([.$B$2]);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OFFSET([.$B$2];COLUMN([.O14])-COLUMN([.$B$2]);ROW([.O14]) - ROW([.$B$2]);1)" office:value-type="float" office:value="0" calcext:value-type="float">
            <text:p>0</text:p>
          </table:table-cell>
          <table:table-cell table:style-name="ce2" table:formula="of:=OFFSET([.$B$2];COLUMN([.P14])-COLUMN([.$B$2]);ROW([.P14]) - ROW([.$B$2]);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B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OFFSET([.$B$2];COLUMN([.P15])-COLUMN([.$B$2]);ROW([.P15]) - ROW([.$B$2]);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B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14:Sheet1.N14 Sheet1.B16:Sheet1.P16 Sheet1.B2:Sheet1.C14 Sheet1.N2:Sheet1.P3 Sheet1.B4:Sheet1.E14 Sheet1.P4:Sheet1.P4 Sheet1.P5:Sheet1.P15 Sheet1.F4:Sheet1.H4 Sheet1.O4:Sheet1.O15 Sheet1.B12:Sheet1.M14 Sheet1.N4:Sheet1.N13 Sheet1.D2:Sheet1.J2 Sheet1.B10:Sheet1.K14 Sheet1.L2:Sheet1.M11 Sheet1.B8:Sheet1.I14 Sheet1.K2:Sheet1.K9 Sheet1.J3:Sheet1.J9 Sheet1.D3:Sheet1.I3 Sheet1.B6:Sheet1.G14 Sheet1.I4:Sheet1.I7 Sheet1.H5:Sheet1.H7 Sheet1.B6:Sheet1.F14 Sheet1.F5:Sheet1.G5">
            <calcext:condition calcext:apply-style-name="Bad" calcext:value="=1" calcext:base-cell-address="Sheet1.B2"/>
            <calcext:condition calcext:apply-style-name="Good" calcext:value="=0" calcext:base-cell-address="Sheet1.B2"/>
          </calcext:conditional-format>
          <calcext:conditional-format calcext:target-range-address="Sheet1.B15:Sheet1.N15">
            <calcext:condition calcext:apply-style-name="Bad" calcext:value="=1" calcext:base-cell-address="Sheet1.B15"/>
            <calcext:condition calcext:apply-style-name="Good" calcext:value="=0" calcext:base-cell-address="Sheet1.B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9:51:41.136650251</meta:creation-date>
    <dc:date>2018-06-04T20:35:07.967537533</dc:date>
    <meta:editing-duration>PT1M4S</meta:editing-duration>
    <meta:editing-cycles>1</meta:editing-cycles>
    <meta:document-statistic meta:table-count="1" meta:cell-count="255" meta:object-count="0"/>
    <meta:generator>LibreOffice/6.0.4.2$Linux_X86_64 LibreOffice_project/00m0$Build-2</meta:generator>
  </office:meta>
</office:document-meta>
</file>